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’ab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gour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n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t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b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pu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 y 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t à co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n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cor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fo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i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-pè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entô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m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si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nt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tena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 balad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da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s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ss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ucoup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1:51:20.926496791</meta:creation-date>
    <meta:generator>LibreOffice/7.3.7.2$Linux_X86_64 LibreOffice_project/30$Build-2</meta:generator>
    <dc:date>2023-12-19T21:57:59.485057420</dc:date>
    <meta:editing-duration>PT5M5S</meta:editing-duration>
    <meta:editing-cycles>3</meta:editing-cycles>
    <meta:document-statistic meta:table-count="1" meta:cell-count="88" meta:object-count="0"/>
  </office:meta>
</office:document-meta>
</file>